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77ac" officeooo:paragraph-rsid="001777ac"/>
    </style:style>
    <style:style style:name="P2" style:family="paragraph" style:parent-style-name="Standard">
      <style:text-properties officeooo:rsid="001b2787" officeooo:paragraph-rsid="001b2787"/>
    </style:style>
    <style:style style:name="P3" style:family="paragraph" style:parent-style-name="Standard">
      <style:text-properties officeooo:rsid="001777ac" officeooo:paragraph-rsid="001777ac"/>
    </style:style>
    <style:style style:name="P4" style:family="paragraph" style:parent-style-name="Standard">
      <style:text-properties officeooo:rsid="001c1bf8" officeooo:paragraph-rsid="001c1bf8"/>
    </style:style>
    <style:style style:name="P5" style:family="paragraph" style:parent-style-name="Standard" style:list-style-name="L1">
      <style:text-properties officeooo:rsid="001c1bf8" officeooo:paragraph-rsid="001c1bf8"/>
    </style:style>
    <style:style style:name="P6" style:family="paragraph" style:parent-style-name="Standard" style:list-style-name="L2">
      <style:text-properties officeooo:rsid="001c1bf8" officeooo:paragraph-rsid="001c1b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 de la démonstration</text:p>
      <text:p text:style-name="P1"/>
      <text:p text:style-name="P1">Écran titre</text:p>
      <text:p text:style-name="P1">Nouvelle partie</text:p>
      <text:p text:style-name="P1">Premier essai: Victoire sans mort avec prise bonus et mangeage fantôme</text:p>
      <text:p text:style-name="P1">→ Deuxième niveau: remarque: Vitesse fantômes ++</text:p>
      <text:p text:style-name="P1">Trois mort consécutives</text:p>
      <text:p text:style-name="P1">Deuxième essai: Pause</text:p>
      <text:p text:style-name="P2">Montrer les 2 scores</text:p>
      <text:p text:style-name="P2">Créer une map à l’éditeur</text:p>
      <text:p text:style-name="P2">Importer une map à l’éditeur</text:p>
      <text:p text:style-name="P2">Tester une map éditée</text:p>
      <text:p text:style-name="P1"/>
      <text:p text:style-name="P1"/>
      <text:p text:style-name="P1"/>
      <text:p text:style-name="P4">Points Forts :</text:p>
      <text:list xml:id="list1305478752" text:style-name="L1">
        <text:list-item>
          <text:p text:style-name="P5">Éditeur de niveau</text:p>
        </text:list-item>
        <text:list-item>
          <text:p text:style-name="P5">Importation/Exportation de maps</text:p>
        </text:list-item>
        <text:list-item>
          <text:p text:style-name="P5">Musiques</text:p>
        </text:list-item>
        <text:list-item>
          <text:p text:style-name="P5">Graphismes traditionnels mais refaits</text:p>
        </text:list-item>
        <text:list-item>
          <text:p text:style-name="P5">Animations</text:p>
        </text:list-item>
        <text:list-item>
          <text:p text:style-name="P5">Sauvegarde des scores/Classement</text:p>
        </text:list-item>
      </text:list>
      <text:p text:style-name="P4"/>
      <text:p text:style-name="P4">Points Faibles :</text:p>
      <text:list xml:id="list3299530788" text:style-name="L2">
        <text:list-item>
          <text:p text:style-name="P6">Collisions</text:p>
        </text:list-item>
        <text:list-item>
          <text:p text:style-name="P6">Des sprites disparaissent ou restent</text:p>
        </text:list-item>
        <text:list-item>
          <text:p text:style-name="P6">Plante des fois ?</text:p>
        </text:list-item>
        <text:list-item>
          <text:p text:style-name="P6">Quand on reprend l’invincibilité exactement quand sa musique s’arrête, elle se lance pas</text:p>
        </text:list-item>
        <text:list-item>
          <text:p text:style-name="P6">(Bonus restent malgré disparition sprites)</text:p>
        </text:list-item>
        <text:list-item>
          <text:p text:style-name="P6">Des fois pas d’animation de mort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16:15:48.170000000</meta:creation-date>
    <dc:date>2021-06-10T14:05:38.224000000</dc:date>
    <meta:editing-duration>PT2H54M31S</meta:editing-duration>
    <meta:editing-cycles>3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25" meta:word-count="117" meta:character-count="708" meta:non-whitespace-character-count="628"/>
  </office:meta>
</office:document-meta>
</file>